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be86"/>
    </style:style>
    <style:style style:name="P2" style:family="paragraph" style:parent-style-name="Standard">
      <style:paragraph-properties fo:text-align="start" style:justify-single-word="false"/>
      <style:text-properties officeooo:paragraph-rsid="000cbe86"/>
    </style:style>
    <style:style style:name="T1" style:family="text">
      <style:text-properties officeooo:rsid="000cbe86"/>
    </style:style>
    <style:style style:name="T2" style:family="text">
      <style:text-properties officeooo:rsid="000e19d7"/>
    </style:style>
    <style:style style:name="T3" style:family="text">
      <style:text-properties officeooo:rsid="000f2556"/>
    </style:style>
    <style:style style:name="T4" style:family="text">
      <style:text-properties officeooo:rsid="0010a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ation for arch_config</text:span></text:p>
      <text:p text:style-name="P2"><text:span text:style-name="T1"><text:tab/></text:span></text:p>
      <text:p text:style-name="P2"><text:span text:style-name="T1"><text:tab/></text:span><text:span text:style-name="T2">Arch_config.hpp is a configuration file used by several parts of the SquirrelGPU program. </text:span><text:span text:style-name="T3">Its main function is to tell the program (more accurately the preprocessor), what operating system the program is running on. </text:span></text:p>
      <text:p text:style-name="P2"><text:span text:style-name="T3"><text:tab/></text:span></text:p>
      <text:p text:style-name="P2"><text:span text:style-name="T3"><text:tab/>There are two commented lines and one non-commented line in the file. The two commented lines are preprocessor directives to define the terms LINUX and WINDOWS, while the non-commented line is a preprocessor directive to define the term ANDROID_PROJECT. These definitions enable or disable various features in the program </text:span><text:span text:style-name="T4">in order to have it compile correctl yon various platfor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6T09:20:48</meta:creation-date>
    <dc:date>2013-08-06T09:31:52</dc:date>
    <meta:editing-duration>PT10M38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5" meta:word-count="95" meta:character-count="630" meta:non-whitespace-character-count="533"/>
  </office:meta>
</office:document-meta>
</file>